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font-style="italic" style:font-style-asian="italic" style:font-style-complex="italic"/>
    </style:style>
    <style:style style:name="ce3" style:family="table-cell" style:parent-style-name="Default" style:data-style-name="N109"/>
    <style:style style:name="ce4" style:family="table-cell" style:parent-style-name="Default" style:data-style-name="N50"/>
  </office:automatic-styles>
  <office:body>
    <office:spreadsheet>
      <table:calculation-settings table:automatic-find-labels="false"/>
      <table:table table:name="supp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eward Era</text:p>
          </table:table-cell>
          <table:table-cell table:style-name="ce1" office:value-type="string" calcext:value-type="string">
            <text:p>BTC/block</text:p>
          </table:table-cell>
          <table:table-cell table:style-name="ce1" office:value-type="string" calcext:value-type="string">
            <text:p>Start BTC</text:p>
          </table:table-cell>
          <table:table-cell table:style-name="ce1" office:value-type="string" calcext:value-type="string">
            <text:p>BTC Added</text:p>
          </table:table-cell>
          <table:table-cell table:style-name="ce1" office:value-type="string" calcext:value-type="string">
            <text:p>End BTC</text:p>
          </table:table-cell>
          <table:table-cell table:style-name="ce1" office:value-type="string" calcext:value-type="string">
            <text:p>BTC Increase</text:p>
          </table:table-cell>
          <table:table-cell table:style-name="ce1" office:value-type="string" calcext:value-type="string">
            <text:p>End BTC % of Limit </text:p>
          </table:table-cell>
          <table:table-cell table:style-name="ce1" office:value-type="string" calcext:value-type="string">
            <text:p>Timestam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10500000.00000000*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50.00000006% </text:p>
          </table:table-cell>
          <table:table-cell table:style-name="ce2" office:value-type="date" office:date-value="2009-01-09T02:54:25" calcext:value-type="date">
            <text:p>09/01/2009 02:54</text:p>
          </table:table-cell>
          <table:table-cell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15750000" calcext:value-type="float">
            <text:p>15750000</text:p>
          </table:table-cell>
          <table:table-cell office:value-type="string" calcext:value-type="string">
            <text:p>50.00000000%</text:p>
          </table:table-cell>
          <table:table-cell office:value-type="string" calcext:value-type="string">
            <text:p>75.00000008% </text:p>
          </table:table-cell>
          <table:table-cell table:style-name="ce2" office:value-type="date" office:date-value="2012-11-28T15:24:38" calcext:value-type="date">
            <text:p>28/11/2012 15:24</text:p>
          </table:table-cell>
          <table:table-cell/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5750000" calcext:value-type="float">
            <text:p>15750000</text:p>
          </table:table-cell>
          <table:table-cell office:value-type="float" office:value="2625000" calcext:value-type="float">
            <text:p>2625000</text:p>
          </table:table-cell>
          <table:table-cell office:value-type="float" office:value="18375000" calcext:value-type="float">
            <text:p>18375000</text:p>
          </table:table-cell>
          <table:table-cell office:value-type="string" calcext:value-type="string">
            <text:p>16.66666667%</text:p>
          </table:table-cell>
          <table:table-cell office:value-type="string" calcext:value-type="string">
            <text:p>87.50000010% </text:p>
          </table:table-cell>
          <table:table-cell table:style-name="ce2" office:value-type="date" office:date-value="2016-07-09T16:46:13" calcext:value-type="date">
            <text:p>09/07/2016 16:46</text:p>
          </table:table-cell>
          <table:table-cell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office:value-type="float" office:value="18375000" calcext:value-type="float">
            <text:p>18375000</text:p>
          </table:table-cell>
          <table:table-cell office:value-type="float" office:value="1312500" calcext:value-type="float">
            <text:p>1312500</text:p>
          </table:table-cell>
          <table:table-cell office:value-type="float" office:value="19687500" calcext:value-type="float">
            <text:p>19687500</text:p>
          </table:table-cell>
          <table:table-cell office:value-type="string" calcext:value-type="string">
            <text:p>7.14285714%</text:p>
          </table:table-cell>
          <table:table-cell office:value-type="string" calcext:value-type="string">
            <text:p>93.75000010% </text:p>
          </table:table-cell>
          <table:table-cell table:formula="of:=(((([.A5]-[.A4]) * 10)/60)/24) + [.I4]" office:value-type="date" office:date-value="2020-07-07T00:46:13" calcext:value-type="date">
            <text:p>07/07/2020 00:46</text:p>
          </table:table-cell>
          <table:table-cell table:style-name="ce4"/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5" calcext:value-type="float">
            <text:p>5</text:p>
          </table:table-cell>
          <table:table-cell office:value-type="float" office:value="3.125" calcext:value-type="float">
            <text:p>3.125</text:p>
          </table:table-cell>
          <table:table-cell office:value-type="float" office:value="19687500" calcext:value-type="float">
            <text:p>19687500</text:p>
          </table:table-cell>
          <table:table-cell office:value-type="float" office:value="656250" calcext:value-type="float">
            <text:p>656250</text:p>
          </table:table-cell>
          <table:table-cell office:value-type="float" office:value="20343750" calcext:value-type="float">
            <text:p>20343750</text:p>
          </table:table-cell>
          <table:table-cell office:value-type="string" calcext:value-type="string">
            <text:p>3.33333333%</text:p>
          </table:table-cell>
          <table:table-cell office:value-type="string" calcext:value-type="string">
            <text:p>96.87500011% </text:p>
          </table:table-cell>
          <table:table-cell table:formula="of:=(((([.A6]-[.A5]) * 10)/60)/24) + [.I5]" office:value-type="date" office:date-value="2024-07-04T08:46:13" calcext:value-type="date">
            <text:p>04/07/2024 08:46</text:p>
          </table:table-cell>
          <table:table-cell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6" calcext:value-type="float">
            <text:p>6</text:p>
          </table:table-cell>
          <table:table-cell office:value-type="float" office:value="1.5625" calcext:value-type="float">
            <text:p>1.5625</text:p>
          </table:table-cell>
          <table:table-cell office:value-type="float" office:value="20343750" calcext:value-type="float">
            <text:p>20343750</text:p>
          </table:table-cell>
          <table:table-cell office:value-type="float" office:value="328125" calcext:value-type="float">
            <text:p>328125</text:p>
          </table:table-cell>
          <table:table-cell office:value-type="float" office:value="20671875" calcext:value-type="float">
            <text:p>20671875</text:p>
          </table:table-cell>
          <table:table-cell office:value-type="string" calcext:value-type="string">
            <text:p>1.61290323%</text:p>
          </table:table-cell>
          <table:table-cell office:value-type="string" calcext:value-type="string">
            <text:p>98.43750011% </text:p>
          </table:table-cell>
          <table:table-cell table:formula="of:=(((([.A7]-[.A6]) * 10)/60)/24) + [.I6]" office:value-type="date" office:date-value="2028-07-01T16:46:13.000001" calcext:value-type="date">
            <text:p>01/07/2028 16:46</text:p>
          </table:table-cell>
          <table:table-cell/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7" calcext:value-type="float">
            <text:p>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20671875" calcext:value-type="float">
            <text:p>20671875</text:p>
          </table:table-cell>
          <table:table-cell office:value-type="float" office:value="164062.5" calcext:value-type="float">
            <text:p>164062.5</text:p>
          </table:table-cell>
          <table:table-cell office:value-type="float" office:value="20835937.5" calcext:value-type="float">
            <text:p>20835937.5</text:p>
          </table:table-cell>
          <table:table-cell office:value-type="string" calcext:value-type="string">
            <text:p>0.79365079%</text:p>
          </table:table-cell>
          <table:table-cell office:value-type="string" calcext:value-type="string">
            <text:p>99.21875011% </text:p>
          </table:table-cell>
          <table:table-cell table:formula="of:=(((([.A8]-[.A7]) * 10)/60)/24) + [.I7]" office:value-type="date" office:date-value="2032-06-29T00:46:13.000001" calcext:value-type="date">
            <text:p>29/06/2032 00:46</text:p>
          </table:table-cell>
          <table:table-cell/>
        </table:table-row>
        <table:table-row table:style-name="ro1">
          <table:table-cell office:value-type="float" office:value="1470000" calcext:value-type="float">
            <text:p>1470000</text:p>
          </table:table-cell>
          <table:table-cell office:value-type="float" office:value="8" calcext:value-type="float">
            <text:p>8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20835937.5" calcext:value-type="float">
            <text:p>20835937.5</text:p>
          </table:table-cell>
          <table:table-cell office:value-type="float" office:value="82031.25" calcext:value-type="float">
            <text:p>82031.25</text:p>
          </table:table-cell>
          <table:table-cell office:value-type="float" office:value="20917968.75" calcext:value-type="float">
            <text:p>20917968.75</text:p>
          </table:table-cell>
          <table:table-cell office:value-type="string" calcext:value-type="string">
            <text:p>0.39370079%</text:p>
          </table:table-cell>
          <table:table-cell office:value-type="string" calcext:value-type="string">
            <text:p>99.60937511% </text:p>
          </table:table-cell>
          <table:table-cell table:formula="of:=(((([.A9]-[.A8]) * 10)/60)/24) + [.I8]" office:value-type="date" office:date-value="2036-06-26T08:46:13.000001" calcext:value-type="date">
            <text:p>26/06/2036 08:46</text:p>
          </table:table-cell>
          <table:table-cell/>
        </table:table-row>
        <table:table-row table:style-name="ro1">
          <table:table-cell office:value-type="float" office:value="1680000" calcext:value-type="float">
            <text:p>1680000</text:p>
          </table:table-cell>
          <table:table-cell office:value-type="float" office:value="9" calcext:value-type="float">
            <text:p>9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20917968.75" calcext:value-type="float">
            <text:p>20917968.75</text:p>
          </table:table-cell>
          <table:table-cell office:value-type="float" office:value="41015.625" calcext:value-type="float">
            <text:p>41015.625</text:p>
          </table:table-cell>
          <table:table-cell office:value-type="float" office:value="20958984.375" calcext:value-type="float">
            <text:p>20958984.375</text:p>
          </table:table-cell>
          <table:table-cell office:value-type="string" calcext:value-type="string">
            <text:p>0.19607843%</text:p>
          </table:table-cell>
          <table:table-cell office:value-type="string" calcext:value-type="string">
            <text:p>99.80468761% </text:p>
          </table:table-cell>
          <table:table-cell table:formula="of:=(((([.A10]-[.A9]) * 10)/60)/24) + [.I9]" office:value-type="date" office:date-value="2040-06-23T16:46:13.000001" calcext:value-type="date">
            <text:p>23/06/2040 16:46</text:p>
          </table:table-cell>
          <table:table-cell/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10" calcext:value-type="float">
            <text:p>10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20958984.375" calcext:value-type="float">
            <text:p>20958984.375</text:p>
          </table:table-cell>
          <table:table-cell office:value-type="float" office:value="20507.8125" calcext:value-type="float">
            <text:p>20507.8125</text:p>
          </table:table-cell>
          <table:table-cell office:value-type="float" office:value="20979492.1875" calcext:value-type="float">
            <text:p>20979492.1875</text:p>
          </table:table-cell>
          <table:table-cell office:value-type="string" calcext:value-type="string">
            <text:p>0.09784736%</text:p>
          </table:table-cell>
          <table:table-cell office:value-type="string" calcext:value-type="string">
            <text:p>99.90234386% </text:p>
          </table:table-cell>
          <table:table-cell table:formula="of:=(((([.A11]-[.A10]) * 10)/60)/24) + [.I10]" office:value-type="date" office:date-value="2044-06-21T00:46:13.000001" calcext:value-type="date">
            <text:p>21/06/2044 00:46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1" calcext:value-type="float">
            <text:p>11</text:p>
          </table:table-cell>
          <table:table-cell office:value-type="float" office:value="0.04882812" calcext:value-type="float">
            <text:p>0.04882812</text:p>
          </table:table-cell>
          <table:table-cell office:value-type="float" office:value="20979492.1875" calcext:value-type="float">
            <text:p>20979492.1875</text:p>
          </table:table-cell>
          <table:table-cell office:value-type="float" office:value="10253.9052" calcext:value-type="float">
            <text:p>10253.9052</text:p>
          </table:table-cell>
          <table:table-cell office:value-type="float" office:value="20989746.0927" calcext:value-type="float">
            <text:p>20989746.0927</text:p>
          </table:table-cell>
          <table:table-cell office:value-type="string" calcext:value-type="string">
            <text:p>0.04887585%</text:p>
          </table:table-cell>
          <table:table-cell office:value-type="string" calcext:value-type="string">
            <text:p>99.95117198% </text:p>
          </table:table-cell>
          <table:table-cell table:formula="of:=(((([.A12]-[.A11]) * 10)/60)/24) + [.I11]" office:value-type="date" office:date-value="2048-06-18T08:46:13.000002" calcext:value-type="date">
            <text:p>18/06/2048 08:46</text:p>
          </table:table-cell>
          <table:table-cell/>
        </table:table-row>
        <table:table-row table:style-name="ro1">
          <table:table-cell office:value-type="float" office:value="2310000" calcext:value-type="float">
            <text:p>2310000</text:p>
          </table:table-cell>
          <table:table-cell office:value-type="float" office:value="12" calcext:value-type="float">
            <text:p>12</text:p>
          </table:table-cell>
          <table:table-cell office:value-type="float" office:value="0.02441406" calcext:value-type="float">
            <text:p>0.02441406</text:p>
          </table:table-cell>
          <table:table-cell office:value-type="float" office:value="20989746.0927" calcext:value-type="float">
            <text:p>20989746.0927</text:p>
          </table:table-cell>
          <table:table-cell office:value-type="float" office:value="5126.9526" calcext:value-type="float">
            <text:p>5126.9526</text:p>
          </table:table-cell>
          <table:table-cell office:value-type="float" office:value="20994873.0453" calcext:value-type="float">
            <text:p>20994873.0453</text:p>
          </table:table-cell>
          <table:table-cell office:value-type="string" calcext:value-type="string">
            <text:p>0.02442599%</text:p>
          </table:table-cell>
          <table:table-cell office:value-type="string" calcext:value-type="string">
            <text:p>99.97558604% </text:p>
          </table:table-cell>
          <table:table-cell table:formula="of:=(((([.A13]-[.A12]) * 10)/60)/24) + [.I12]" office:value-type="date" office:date-value="2052-06-15T16:46:13.000002" calcext:value-type="date">
            <text:p>15/06/2052 16:46</text:p>
          </table:table-cell>
          <table:table-cell/>
        </table:table-row>
        <table:table-row table:style-name="ro1">
          <table:table-cell office:value-type="float" office:value="2520000" calcext:value-type="float">
            <text:p>2520000</text:p>
          </table:table-cell>
          <table:table-cell office:value-type="float" office:value="13" calcext:value-type="float">
            <text:p>13</text:p>
          </table:table-cell>
          <table:table-cell office:value-type="float" office:value="0.01220703" calcext:value-type="float">
            <text:p>0.01220703</text:p>
          </table:table-cell>
          <table:table-cell office:value-type="float" office:value="20994873.0453" calcext:value-type="float">
            <text:p>20994873.0453</text:p>
          </table:table-cell>
          <table:table-cell office:value-type="float" office:value="2563.4763" calcext:value-type="float">
            <text:p>2563.4763</text:p>
          </table:table-cell>
          <table:table-cell office:value-type="float" office:value="20997436.5216" calcext:value-type="float">
            <text:p>20997436.5216</text:p>
          </table:table-cell>
          <table:table-cell office:value-type="string" calcext:value-type="string">
            <text:p>0.01221001%</text:p>
          </table:table-cell>
          <table:table-cell office:value-type="string" calcext:value-type="string">
            <text:p>99.98779307% </text:p>
          </table:table-cell>
          <table:table-cell table:formula="of:=(((([.A14]-[.A13]) * 10)/60)/24) + [.I13]" office:value-type="date" office:date-value="2056-06-13T00:46:13.000002" calcext:value-type="date">
            <text:p>13/06/2056 00:46</text:p>
          </table:table-cell>
          <table:table-cell/>
        </table:table-row>
        <table:table-row table:style-name="ro1">
          <table:table-cell office:value-type="float" office:value="2730000" calcext:value-type="float">
            <text:p>2730000</text:p>
          </table:table-cell>
          <table:table-cell office:value-type="float" office:value="14" calcext:value-type="float">
            <text:p>14</text:p>
          </table:table-cell>
          <table:table-cell office:value-type="float" office:value="0.00610351" calcext:value-type="float">
            <text:p>0.00610351</text:p>
          </table:table-cell>
          <table:table-cell office:value-type="float" office:value="20997436.5216" calcext:value-type="float">
            <text:p>20997436.5216</text:p>
          </table:table-cell>
          <table:table-cell office:value-type="float" office:value="1281.7371" calcext:value-type="float">
            <text:p>1281.7371</text:p>
          </table:table-cell>
          <table:table-cell office:value-type="float" office:value="20998718.2587" calcext:value-type="float">
            <text:p>20998718.2587</text:p>
          </table:table-cell>
          <table:table-cell office:value-type="string" calcext:value-type="string">
            <text:p>0.00610426%</text:p>
          </table:table-cell>
          <table:table-cell office:value-type="string" calcext:value-type="string">
            <text:p>99.99389658% </text:p>
          </table:table-cell>
          <table:table-cell table:formula="of:=(((([.A15]-[.A14]) * 10)/60)/24) + [.I14]" office:value-type="date" office:date-value="2060-06-10T08:46:13.000002" calcext:value-type="date">
            <text:p>10/06/2060 08:46</text:p>
          </table:table-cell>
          <table:table-cell/>
        </table:table-row>
        <table:table-row table:style-name="ro1">
          <table:table-cell office:value-type="float" office:value="2940000" calcext:value-type="float">
            <text:p>2940000</text:p>
          </table:table-cell>
          <table:table-cell office:value-type="float" office:value="15" calcext:value-type="float">
            <text:p>15</text:p>
          </table:table-cell>
          <table:table-cell office:value-type="float" office:value="0.00305175" calcext:value-type="float">
            <text:p>0.00305175</text:p>
          </table:table-cell>
          <table:table-cell office:value-type="float" office:value="20998718.2587" calcext:value-type="float">
            <text:p>20998718.2587</text:p>
          </table:table-cell>
          <table:table-cell office:value-type="float" office:value="640.8675" calcext:value-type="float">
            <text:p>640.8675</text:p>
          </table:table-cell>
          <table:table-cell office:value-type="float" office:value="20999359.1262" calcext:value-type="float">
            <text:p>20999359.1262</text:p>
          </table:table-cell>
          <table:table-cell office:value-type="string" calcext:value-type="string">
            <text:p>0.00305194%</text:p>
          </table:table-cell>
          <table:table-cell office:value-type="string" calcext:value-type="string">
            <text:p>99.99694833% </text:p>
          </table:table-cell>
          <table:table-cell table:formula="of:=(((([.A16]-[.A15]) * 10)/60)/24) + [.I15]" office:value-type="date" office:date-value="2064-06-07T16:46:13.000002" calcext:value-type="date">
            <text:p>07/06/2064 16:46</text:p>
          </table:table-cell>
          <table:table-cell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16" calcext:value-type="float">
            <text:p>16</text:p>
          </table:table-cell>
          <table:table-cell office:value-type="float" office:value="0.00152587" calcext:value-type="float">
            <text:p>0.00152587</text:p>
          </table:table-cell>
          <table:table-cell office:value-type="float" office:value="20999359.1262" calcext:value-type="float">
            <text:p>20999359.1262</text:p>
          </table:table-cell>
          <table:table-cell office:value-type="float" office:value="320.4327" calcext:value-type="float">
            <text:p>320.4327</text:p>
          </table:table-cell>
          <table:table-cell office:value-type="float" office:value="20999679.5589" calcext:value-type="float">
            <text:p>20999679.5589</text:p>
          </table:table-cell>
          <table:table-cell office:value-type="string" calcext:value-type="string">
            <text:p>0.00152592%</text:p>
          </table:table-cell>
          <table:table-cell office:value-type="string" calcext:value-type="string">
            <text:p>99.99847420% </text:p>
          </table:table-cell>
          <table:table-cell table:formula="of:=(((([.A17]-[.A16]) * 10)/60)/24) + [.I16]" office:value-type="date" office:date-value="2068-06-05T00:46:13.000003" calcext:value-type="date">
            <text:p>05/06/2068 00:46</text:p>
          </table:table-cell>
          <table:table-cell/>
        </table:table-row>
        <table:table-row table:style-name="ro1">
          <table:table-cell office:value-type="float" office:value="3360000" calcext:value-type="float">
            <text:p>3360000</text:p>
          </table:table-cell>
          <table:table-cell office:value-type="float" office:value="17" calcext:value-type="float">
            <text:p>17</text:p>
          </table:table-cell>
          <table:table-cell office:value-type="float" office:value="0.00076293" calcext:value-type="float">
            <text:p>0.00076293</text:p>
          </table:table-cell>
          <table:table-cell office:value-type="float" office:value="20999679.5589" calcext:value-type="float">
            <text:p>20999679.5589</text:p>
          </table:table-cell>
          <table:table-cell office:value-type="float" office:value="160.2153" calcext:value-type="float">
            <text:p>160.2153</text:p>
          </table:table-cell>
          <table:table-cell office:value-type="float" office:value="20999839.7742" calcext:value-type="float">
            <text:p>20999839.7742</text:p>
          </table:table-cell>
          <table:table-cell office:value-type="string" calcext:value-type="string">
            <text:p>0.00076294%</text:p>
          </table:table-cell>
          <table:table-cell office:value-type="string" calcext:value-type="string">
            <text:p>99.99923713% </text:p>
          </table:table-cell>
          <table:table-cell table:formula="of:=(((([.A18]-[.A17]) * 10)/60)/24) + [.I17]" office:value-type="date" office:date-value="2072-06-02T08:46:13.000003" calcext:value-type="date">
            <text:p>02/06/2072 08:46</text:p>
          </table:table-cell>
          <table:table-cell/>
        </table:table-row>
        <table:table-row table:style-name="ro1">
          <table:table-cell office:value-type="float" office:value="3570000" calcext:value-type="float">
            <text:p>3570000</text:p>
          </table:table-cell>
          <table:table-cell office:value-type="float" office:value="18" calcext:value-type="float">
            <text:p>18</text:p>
          </table:table-cell>
          <table:table-cell office:value-type="float" office:value="0.00038146" calcext:value-type="float">
            <text:p>0.00038146</text:p>
          </table:table-cell>
          <table:table-cell office:value-type="float" office:value="20999839.7742" calcext:value-type="float">
            <text:p>20999839.7742</text:p>
          </table:table-cell>
          <table:table-cell office:value-type="float" office:value="80.1066" calcext:value-type="float">
            <text:p>80.1066</text:p>
          </table:table-cell>
          <table:table-cell office:value-type="float" office:value="20999919.8808" calcext:value-type="float">
            <text:p>20999919.8808</text:p>
          </table:table-cell>
          <table:table-cell office:value-type="string" calcext:value-type="string">
            <text:p>0.00038146%</text:p>
          </table:table-cell>
          <table:table-cell office:value-type="string" calcext:value-type="string">
            <text:p>99.99961859% </text:p>
          </table:table-cell>
          <table:table-cell table:formula="of:=(((([.A19]-[.A18]) * 10)/60)/24) + [.I18]" office:value-type="date" office:date-value="2076-05-30T16:46:13.000003" calcext:value-type="date">
            <text:p>30/05/2076 16:46</text:p>
          </table:table-cell>
          <table:table-cell/>
        </table:table-row>
        <table:table-row table:style-name="ro1">
          <table:table-cell office:value-type="float" office:value="3780000" calcext:value-type="float">
            <text:p>3780000</text:p>
          </table:table-cell>
          <table:table-cell office:value-type="float" office:value="19" calcext:value-type="float">
            <text:p>19</text:p>
          </table:table-cell>
          <table:table-cell office:value-type="float" office:value="0.00019073" calcext:value-type="float">
            <text:p>0.00019073</text:p>
          </table:table-cell>
          <table:table-cell office:value-type="float" office:value="20999919.8808" calcext:value-type="float">
            <text:p>20999919.8808</text:p>
          </table:table-cell>
          <table:table-cell office:value-type="float" office:value="40.0533" calcext:value-type="float">
            <text:p>40.0533</text:p>
          </table:table-cell>
          <table:table-cell office:value-type="float" office:value="20999959.9341" calcext:value-type="float">
            <text:p>20999959.9341</text:p>
          </table:table-cell>
          <table:table-cell office:value-type="string" calcext:value-type="string">
            <text:p>0.00019073%</text:p>
          </table:table-cell>
          <table:table-cell office:value-type="string" calcext:value-type="string">
            <text:p>99.99980932% </text:p>
          </table:table-cell>
          <table:table-cell table:formula="of:=(((([.A20]-[.A19]) * 10)/60)/24) + [.I19]" office:value-type="date" office:date-value="2080-05-28T00:46:13.000003" calcext:value-type="date">
            <text:p>28/05/2080 00:46</text:p>
          </table:table-cell>
          <table:table-cell/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20" calcext:value-type="float">
            <text:p>20</text:p>
          </table:table-cell>
          <table:table-cell office:value-type="float" office:value="0.00009536" calcext:value-type="float">
            <text:p>0.00009536</text:p>
          </table:table-cell>
          <table:table-cell office:value-type="float" office:value="20999959.9341" calcext:value-type="float">
            <text:p>20999959.9341</text:p>
          </table:table-cell>
          <table:table-cell office:value-type="float" office:value="20.0256" calcext:value-type="float">
            <text:p>20.0256</text:p>
          </table:table-cell>
          <table:table-cell office:value-type="float" office:value="20999979.9597" calcext:value-type="float">
            <text:p>20999979.9597</text:p>
          </table:table-cell>
          <table:table-cell office:value-type="string" calcext:value-type="string">
            <text:p>0.00009536%</text:p>
          </table:table-cell>
          <table:table-cell office:value-type="string" calcext:value-type="string">
            <text:p>99.99990468% </text:p>
          </table:table-cell>
          <table:table-cell table:formula="of:=(((([.A21]-[.A20]) * 10)/60)/24) + [.I20]" office:value-type="date" office:date-value="2084-05-25T08:46:13.000002" calcext:value-type="date">
            <text:p>25/05/2084 08:46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21" calcext:value-type="float">
            <text:p>21</text:p>
          </table:table-cell>
          <table:table-cell office:value-type="float" office:value="0.00004768" calcext:value-type="float">
            <text:p>0.00004768</text:p>
          </table:table-cell>
          <table:table-cell office:value-type="float" office:value="20999979.9597" calcext:value-type="float">
            <text:p>20999979.9597</text:p>
          </table:table-cell>
          <table:table-cell office:value-type="float" office:value="10.0128" calcext:value-type="float">
            <text:p>10.0128</text:p>
          </table:table-cell>
          <table:table-cell office:value-type="float" office:value="20999989.9725" calcext:value-type="float">
            <text:p>20999989.9725</text:p>
          </table:table-cell>
          <table:table-cell office:value-type="string" calcext:value-type="string">
            <text:p>0.00004768%</text:p>
          </table:table-cell>
          <table:table-cell office:value-type="string" calcext:value-type="string">
            <text:p>99.99995236% </text:p>
          </table:table-cell>
          <table:table-cell table:formula="of:=(((([.A22]-[.A21]) * 10)/60)/24) + [.I21]" office:value-type="date" office:date-value="2088-05-22T16:46:13.000002" calcext:value-type="date">
            <text:p>22/05/2088 16:46</text:p>
          </table:table-cell>
          <table:table-cell/>
        </table:table-row>
        <table:table-row table:style-name="ro1">
          <table:table-cell office:value-type="float" office:value="4410000" calcext:value-type="float">
            <text:p>4410000</text:p>
          </table:table-cell>
          <table:table-cell office:value-type="float" office:value="22" calcext:value-type="float">
            <text:p>22</text:p>
          </table:table-cell>
          <table:table-cell office:value-type="float" office:value="0.00002384" calcext:value-type="float">
            <text:p>0.00002384</text:p>
          </table:table-cell>
          <table:table-cell office:value-type="float" office:value="20999989.9725" calcext:value-type="float">
            <text:p>20999989.9725</text:p>
          </table:table-cell>
          <table:table-cell office:value-type="float" office:value="5.0064" calcext:value-type="float">
            <text:p>5.0064</text:p>
          </table:table-cell>
          <table:table-cell office:value-type="float" office:value="20999994.9789" calcext:value-type="float">
            <text:p>20999994.9789</text:p>
          </table:table-cell>
          <table:table-cell office:value-type="string" calcext:value-type="string">
            <text:p>0.00002384%</text:p>
          </table:table-cell>
          <table:table-cell office:value-type="string" calcext:value-type="string">
            <text:p>99.99997620% </text:p>
          </table:table-cell>
          <table:table-cell table:formula="of:=(((([.A23]-[.A22]) * 10)/60)/24) + [.I22]" office:value-type="date" office:date-value="2092-05-20T00:46:13.000001" calcext:value-type="date">
            <text:p>20/05/2092 00:46</text:p>
          </table:table-cell>
          <table:table-cell/>
        </table:table-row>
        <table:table-row table:style-name="ro1">
          <table:table-cell office:value-type="float" office:value="4620000" calcext:value-type="float">
            <text:p>4620000</text:p>
          </table:table-cell>
          <table:table-cell office:value-type="float" office:value="23" calcext:value-type="float">
            <text:p>23</text:p>
          </table:table-cell>
          <table:table-cell office:value-type="float" office:value="0.00001192" calcext:value-type="float">
            <text:p>0.00001192</text:p>
          </table:table-cell>
          <table:table-cell office:value-type="float" office:value="20999994.9789" calcext:value-type="float">
            <text:p>20999994.9789</text:p>
          </table:table-cell>
          <table:table-cell office:value-type="float" office:value="2.5032" calcext:value-type="float">
            <text:p>2.5032</text:p>
          </table:table-cell>
          <table:table-cell office:value-type="float" office:value="20999997.4821" calcext:value-type="float">
            <text:p>20999997.4821</text:p>
          </table:table-cell>
          <table:table-cell office:value-type="string" calcext:value-type="string">
            <text:p>0.00001192%</text:p>
          </table:table-cell>
          <table:table-cell office:value-type="string" calcext:value-type="string">
            <text:p>99.99998812% </text:p>
          </table:table-cell>
          <table:table-cell table:formula="of:=(((([.A24]-[.A23]) * 10)/60)/24) + [.I23]" office:value-type="date" office:date-value="2096-05-17T08:46:13.000001" calcext:value-type="date">
            <text:p>17/05/2096 08:46</text:p>
          </table:table-cell>
          <table:table-cell/>
        </table:table-row>
        <table:table-row table:style-name="ro1">
          <table:table-cell office:value-type="float" office:value="4830000" calcext:value-type="float">
            <text:p>4830000</text:p>
          </table:table-cell>
          <table:table-cell office:value-type="float" office:value="24" calcext:value-type="float">
            <text:p>24</text:p>
          </table:table-cell>
          <table:table-cell office:value-type="float" office:value="0.00000596" calcext:value-type="float">
            <text:p>0.00000596</text:p>
          </table:table-cell>
          <table:table-cell office:value-type="float" office:value="20999997.4821" calcext:value-type="float">
            <text:p>20999997.4821</text:p>
          </table:table-cell>
          <table:table-cell office:value-type="float" office:value="1.2516" calcext:value-type="float">
            <text:p>1.2516</text:p>
          </table:table-cell>
          <table:table-cell office:value-type="float" office:value="20999998.7337" calcext:value-type="float">
            <text:p>20999998.7337</text:p>
          </table:table-cell>
          <table:table-cell office:value-type="string" calcext:value-type="string">
            <text:p>0.00000596%</text:p>
          </table:table-cell>
          <table:table-cell office:value-type="string" calcext:value-type="string">
            <text:p>99.99999408% </text:p>
          </table:table-cell>
          <table:table-cell table:formula="of:=(((([.A25]-[.A24]) * 10)/60)/24) + [.I24]" office:value-type="date" office:date-value="2100-05-15T16:46:13.000001" calcext:value-type="date">
            <text:p>15/05/2100 16:46</text:p>
          </table:table-cell>
          <table:table-cell/>
        </table:table-row>
        <table:table-row table:style-name="ro1">
          <table:table-cell office:value-type="float" office:value="5040000" calcext:value-type="float">
            <text:p>5040000</text:p>
          </table:table-cell>
          <table:table-cell office:value-type="float" office:value="25" calcext:value-type="float">
            <text:p>25</text:p>
          </table:table-cell>
          <table:table-cell office:value-type="float" office:value="0.00000298" calcext:value-type="float">
            <text:p>0.00000298</text:p>
          </table:table-cell>
          <table:table-cell office:value-type="float" office:value="20999998.7337" calcext:value-type="float">
            <text:p>20999998.7337</text:p>
          </table:table-cell>
          <table:table-cell office:value-type="float" office:value="0.6258" calcext:value-type="float">
            <text:p>0.6258</text:p>
          </table:table-cell>
          <table:table-cell office:value-type="float" office:value="20999999.3595" calcext:value-type="float">
            <text:p>20999999.3595</text:p>
          </table:table-cell>
          <table:table-cell office:value-type="string" calcext:value-type="string">
            <text:p>0.00000298%</text:p>
          </table:table-cell>
          <table:table-cell office:value-type="string" calcext:value-type="string">
            <text:p>99.99999706% </text:p>
          </table:table-cell>
          <table:table-cell table:formula="of:=(((([.A26]-[.A25]) * 10)/60)/24) + [.I25]" office:value-type="date" office:date-value="2104-05-13T00:46:13" calcext:value-type="date">
            <text:p>13/05/2104 00:46</text:p>
          </table:table-cell>
          <table:table-cell/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26" calcext:value-type="float">
            <text:p>26</text:p>
          </table:table-cell>
          <table:table-cell office:value-type="float" office:value="0.00000149" calcext:value-type="float">
            <text:p>0.00000149</text:p>
          </table:table-cell>
          <table:table-cell office:value-type="float" office:value="20999999.3595" calcext:value-type="float">
            <text:p>20999999.3595</text:p>
          </table:table-cell>
          <table:table-cell office:value-type="float" office:value="0.3129" calcext:value-type="float">
            <text:p>0.3129</text:p>
          </table:table-cell>
          <table:table-cell office:value-type="float" office:value="20999999.6724" calcext:value-type="float">
            <text:p>20999999.6724</text:p>
          </table:table-cell>
          <table:table-cell office:value-type="string" calcext:value-type="string">
            <text:p>0.00000149%</text:p>
          </table:table-cell>
          <table:table-cell office:value-type="string" calcext:value-type="string">
            <text:p>99.99999855% </text:p>
          </table:table-cell>
          <table:table-cell table:formula="of:=(((([.A27]-[.A26]) * 10)/60)/24) + [.I26]" office:value-type="date" office:date-value="2108-05-10T08:46:13" calcext:value-type="date">
            <text:p>10/05/2108 08:46</text:p>
          </table:table-cell>
          <table:table-cell/>
        </table:table-row>
        <table:table-row table:style-name="ro1">
          <table:table-cell office:value-type="float" office:value="5460000" calcext:value-type="float">
            <text:p>5460000</text:p>
          </table:table-cell>
          <table:table-cell office:value-type="float" office:value="27" calcext:value-type="float">
            <text:p>27</text:p>
          </table:table-cell>
          <table:table-cell office:value-type="float" office:value="0.00000074" calcext:value-type="float">
            <text:p>0.00000074</text:p>
          </table:table-cell>
          <table:table-cell office:value-type="float" office:value="20999999.6724" calcext:value-type="float">
            <text:p>20999999.6724</text:p>
          </table:table-cell>
          <table:table-cell office:value-type="float" office:value="0.1554" calcext:value-type="float">
            <text:p>0.1554</text:p>
          </table:table-cell>
          <table:table-cell office:value-type="float" office:value="20999999.8278" calcext:value-type="float">
            <text:p>20999999.8278</text:p>
          </table:table-cell>
          <table:table-cell office:value-type="string" calcext:value-type="string">
            <text:p>0.00000074%</text:p>
          </table:table-cell>
          <table:table-cell office:value-type="string" calcext:value-type="string">
            <text:p>99.99999929% </text:p>
          </table:table-cell>
          <table:table-cell table:formula="of:=(((([.A28]-[.A27]) * 10)/60)/24) + [.I27]" office:value-type="date" office:date-value="2112-05-07T16:46:12.999999" calcext:value-type="date">
            <text:p>07/05/2112 16:46</text:p>
          </table:table-cell>
          <table:table-cell/>
        </table:table-row>
        <table:table-row table:style-name="ro1">
          <table:table-cell office:value-type="float" office:value="5670000" calcext:value-type="float">
            <text:p>5670000</text:p>
          </table:table-cell>
          <table:table-cell office:value-type="float" office:value="28" calcext:value-type="float">
            <text:p>28</text:p>
          </table:table-cell>
          <table:table-cell office:value-type="float" office:value="0.00000037" calcext:value-type="float">
            <text:p>0.00000037</text:p>
          </table:table-cell>
          <table:table-cell office:value-type="float" office:value="20999999.8278" calcext:value-type="float">
            <text:p>20999999.8278</text:p>
          </table:table-cell>
          <table:table-cell office:value-type="float" office:value="0.0777" calcext:value-type="float">
            <text:p>0.0777</text:p>
          </table:table-cell>
          <table:table-cell office:value-type="float" office:value="20999999.9055" calcext:value-type="float">
            <text:p>20999999.9055</text:p>
          </table:table-cell>
          <table:table-cell office:value-type="string" calcext:value-type="string">
            <text:p>0.00000037%</text:p>
          </table:table-cell>
          <table:table-cell office:value-type="string" calcext:value-type="string">
            <text:p>99.99999966% </text:p>
          </table:table-cell>
          <table:table-cell table:formula="of:=(((([.A29]-[.A28]) * 10)/60)/24) + [.I28]" office:value-type="date" office:date-value="2116-05-05T00:46:12.999999" calcext:value-type="date">
            <text:p>05/05/2116 00:46</text:p>
          </table:table-cell>
          <table:table-cell/>
        </table:table-row>
        <table:table-row table:style-name="ro1">
          <table:table-cell office:value-type="float" office:value="5880000" calcext:value-type="float">
            <text:p>5880000</text:p>
          </table:table-cell>
          <table:table-cell office:value-type="float" office:value="29" calcext:value-type="float">
            <text:p>29</text:p>
          </table:table-cell>
          <table:table-cell office:value-type="float" office:value="0.00000018" calcext:value-type="float">
            <text:p>0.00000018</text:p>
          </table:table-cell>
          <table:table-cell office:value-type="float" office:value="20999999.9055" calcext:value-type="float">
            <text:p>20999999.9055</text:p>
          </table:table-cell>
          <table:table-cell office:value-type="float" office:value="0.0378" calcext:value-type="float">
            <text:p>0.0378</text:p>
          </table:table-cell>
          <table:table-cell office:value-type="float" office:value="20999999.9433" calcext:value-type="float">
            <text:p>20999999.9433</text:p>
          </table:table-cell>
          <table:table-cell office:value-type="string" calcext:value-type="string">
            <text:p>0.00000018%</text:p>
          </table:table-cell>
          <table:table-cell office:value-type="string" calcext:value-type="string">
            <text:p>99.99999984% </text:p>
          </table:table-cell>
          <table:table-cell table:formula="of:=(((([.A30]-[.A29]) * 10)/60)/24) + [.I29]" office:value-type="date" office:date-value="2120-05-02T08:46:12.999998" calcext:value-type="date">
            <text:p>02/05/2120 08:46</text:p>
          </table:table-cell>
          <table:table-cell/>
        </table:table-row>
        <table:table-row table:style-name="ro1">
          <table:table-cell office:value-type="float" office:value="6090000" calcext:value-type="float">
            <text:p>6090000</text:p>
          </table:table-cell>
          <table:table-cell office:value-type="float" office:value="30" calcext:value-type="float">
            <text:p>30</text:p>
          </table:table-cell>
          <table:table-cell office:value-type="float" office:value="0.00000009" calcext:value-type="float">
            <text:p>0.00000009</text:p>
          </table:table-cell>
          <table:table-cell office:value-type="float" office:value="20999999.9433" calcext:value-type="float">
            <text:p>20999999.9433</text:p>
          </table:table-cell>
          <table:table-cell office:value-type="float" office:value="0.0189" calcext:value-type="float">
            <text:p>0.0189</text:p>
          </table:table-cell>
          <table:table-cell office:value-type="float" office:value="20999999.9622" calcext:value-type="float">
            <text:p>20999999.9622</text:p>
          </table:table-cell>
          <table:table-cell office:value-type="string" calcext:value-type="string">
            <text:p>0.00000009%</text:p>
          </table:table-cell>
          <table:table-cell office:value-type="string" calcext:value-type="string">
            <text:p>99.99999993% </text:p>
          </table:table-cell>
          <table:table-cell table:formula="of:=(((([.A31]-[.A30]) * 10)/60)/24) + [.I30]" office:value-type="date" office:date-value="2124-04-29T16:46:12.999998" calcext:value-type="date">
            <text:p>29/04/2124 16:46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1" calcext:value-type="float">
            <text:p>31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20999999.9622" calcext:value-type="float">
            <text:p>20999999.9622</text:p>
          </table:table-cell>
          <table:table-cell office:value-type="float" office:value="0.0084" calcext:value-type="float">
            <text:p>0.0084</text:p>
          </table:table-cell>
          <table:table-cell office:value-type="float" office:value="20999999.9706" calcext:value-type="float">
            <text:p>20999999.9706</text:p>
          </table:table-cell>
          <table:table-cell office:value-type="string" calcext:value-type="string">
            <text:p>0.00000004%</text:p>
          </table:table-cell>
          <table:table-cell office:value-type="string" calcext:value-type="string">
            <text:p>99.99999997% </text:p>
          </table:table-cell>
          <table:table-cell table:formula="of:=(((([.A32]-[.A31]) * 10)/60)/24) + [.I31]" office:value-type="date" office:date-value="2128-04-27T00:46:12.999998" calcext:value-type="date">
            <text:p>27/04/2128 00:46</text:p>
          </table:table-cell>
          <table:table-cell/>
        </table:table-row>
        <table:table-row table:style-name="ro1">
          <table:table-cell office:value-type="float" office:value="6510000" calcext:value-type="float">
            <text:p>6510000</text:p>
          </table:table-cell>
          <table:table-cell office:value-type="float" office:value="32" calcext:value-type="float">
            <text:p>32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20999999.9706" calcext:value-type="float">
            <text:p>20999999.97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20999999.9748" calcext:value-type="float">
            <text:p>20999999.9748</text:p>
          </table:table-cell>
          <table:table-cell office:value-type="string" calcext:value-type="string">
            <text:p>0.00000002%</text:p>
          </table:table-cell>
          <table:table-cell office:value-type="string" calcext:value-type="string">
            <text:p>99.99999999% </text:p>
          </table:table-cell>
          <table:table-cell table:formula="of:=(((([.A33]-[.A32]) * 10)/60)/24) + [.I32]" office:value-type="date" office:date-value="2132-04-24T08:46:12.999997" calcext:value-type="date">
            <text:p>24/04/2132 08:46</text:p>
          </table:table-cell>
          <table:table-cell/>
        </table:table-row>
        <table:table-row table:style-name="ro1">
          <table:table-cell office:value-type="float" office:value="6720000" calcext:value-type="float">
            <text:p>6720000</text:p>
          </table:table-cell>
          <table:table-cell office:value-type="float" office:value="33" calcext:value-type="float">
            <text:p>3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0999999.9748" calcext:value-type="float">
            <text:p>20999999.974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0999999.9769" calcext:value-type="float">
            <text:p>20999999.9769</text:p>
          </table:table-cell>
          <table:table-cell office:value-type="string" calcext:value-type="string">
            <text:p>0.00000001%</text:p>
          </table:table-cell>
          <table:table-cell office:value-type="string" calcext:value-type="string">
            <text:p>100.00000000% </text:p>
          </table:table-cell>
          <table:table-cell table:formula="of:=(((([.A34]-[.A33]) * 10)/60)/24) + [.I33]" office:value-type="date" office:date-value="2136-04-21T16:46:12.999997" calcext:value-type="date">
            <text:p>21/04/2136 16:46</text:p>
          </table:table-cell>
          <table:table-cell/>
        </table:table-row>
        <table:table-row table:style-name="ro1">
          <table:table-cell office:value-type="float" office:value="6930000" calcext:value-type="float">
            <text:p>6930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999999.9769" calcext:value-type="float">
            <text:p>20999999.9769</text:p>
          </table:table-cell>
          <table:table-cell office:value-type="float" office:value="0" calcext:value-type="float">
            <text:p>0</text:p>
          </table:table-cell>
          <table:table-cell office:value-type="float" office:value="20999999.9769" calcext:value-type="float">
            <text:p>20999999.9769</text:p>
          </table:table-cell>
          <table:table-cell office:value-type="string" calcext:value-type="string">
            <text:p>0.00000000%</text:p>
          </table:table-cell>
          <table:table-cell office:value-type="string" calcext:value-type="string">
            <text:p>100.00000000% </text:p>
          </table:table-cell>
          <table:table-cell table:formula="of:=(((([.A35]-[.A34]) * 10)/60)/24) + [.I34]" office:value-type="date" office:date-value="2140-04-19T00:46:12.999996" calcext:value-type="date">
            <text:p>19/04/2140 00: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0:46:14.248332032</meta:creation-date>
    <dc:date>2017-12-02T12:36:13.472992893</dc:date>
    <meta:editing-duration>PT1H39M18S</meta:editing-duration>
    <meta:editing-cycles>2</meta:editing-cycles>
    <meta:generator>LibreOffice/5.1.6.2$Linux_X86_64 LibreOffice_project/10m0$Build-2</meta:generator>
    <meta:document-statistic meta:table-count="1" meta:cell-count="315" meta:object-count="0"/>
  </office:meta>
</office:document-meta>
</file>